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3.96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7.5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style:font-name="微软雅黑" fo:font-size="14pt" style:font-name-asian="微软雅黑" style:font-size-asian="14pt" style:font-size-complex="14pt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74pt solid #000000"/>
      <style:text-properties style:font-name="微软雅黑" fo:font-size="14pt" style:font-name-asian="微软雅黑" style:font-size-asian="14pt" style:font-size-complex="14pt"/>
    </style:style>
    <style:style style:name="ce3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微软雅黑" fo:font-size="14pt" style:font-name-asian="微软雅黑" style:font-size-asian="14pt" style:font-size-complex="14pt"/>
    </style:style>
    <style:style style:name="ce8" style:family="table-cell" style:parent-style-name="Default">
      <style:table-cell-properties fo:background-color="#77bc65" fo:border="0.74pt solid #000000"/>
      <style:text-properties style:font-name="微软雅黑" fo:font-size="14pt" style:font-name-asian="微软雅黑" style:font-size-asian="14pt" style:font-size-complex="14pt"/>
    </style:style>
    <style:style style:name="ce39" style:family="table-cell" style:parent-style-name="Default">
      <style:table-cell-properties fo:background-color="#cccccc" fo:border="0.74pt solid #000000"/>
      <style:text-properties style:font-name="微软雅黑" fo:font-size="14pt" style:font-name-asian="微软雅黑" style:font-size-asian="14pt" style:font-size-complex="14pt"/>
    </style:style>
    <style:style style:name="ce4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b4c7d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afd095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b66c" fo:border="0.74pt solid #000000"/>
      <style:text-properties style:font-name="微软雅黑" fo:font-size="14pt" fo:font-weight="bold" style:font-name-asian="微软雅黑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微软雅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d095" fo:border="0.74pt solid #000000"/>
      <style:text-properties style:font-name="微软雅黑" fo:font-size="14pt" style:font-name-asian="微软雅黑" style:font-size-asian="14pt" style:font-size-complex="14pt"/>
    </style:style>
    <style:style style:name="ce47" style:family="table-cell" style:parent-style-name="Default">
      <style:table-cell-properties fo:background-color="#ffb66c" fo:border="0.74pt solid #000000"/>
      <style:text-properties style:font-name="微软雅黑" fo:font-size="14pt" style:font-name-asian="微软雅黑" style:font-size-asian="14pt" style:font-size-complex="14pt"/>
    </style:style>
    <style:style style:name="T1" style:family="text">
      <style:text-properties style:font-name="微软雅黑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7" table:table="0"/>
          <office:change-info>
            <dc:creator>未知作者</dc:creator>
            <dc:date>2024-07-07T03:59:31.492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6" table:row="6" table:table="0"/>
          <office:change-info>
            <dc:creator>未知作者</dc:creator>
            <dc:date>2024-07-07T03:59:41.094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4" table:table="0"/>
          <office:change-info>
            <dc:creator>未知作者</dc:creator>
            <dc:date>2024-07-09T14:36:13.683000000</dc:date>
          </office:change-info>
          <table:previous>
            <table:change-track-table-cell office:value-type="string">
              <text:p>10.100.1.1</text:p>
            </table:change-track-table-cell>
          </table:previous>
        </table:cell-content-change>
        <table:cell-content-change table:id="ct4">
          <table:cell-address table:column="2" table:row="5" table:table="0"/>
          <office:change-info>
            <dc:creator>未知作者</dc:creator>
            <dc:date>2024-07-09T14:36:15.806000000</dc:date>
          </office:change-info>
          <table:previous>
            <table:change-track-table-cell office:value-type="string">
              <text:p>10.100.1.2</text:p>
            </table:change-track-table-cell>
          </table:previous>
        </table:cell-content-change>
        <table:cell-content-change table:id="ct5">
          <table:cell-address table:column="2" table:row="6" table:table="0"/>
          <office:change-info>
            <dc:creator>未知作者</dc:creator>
            <dc:date>2024-07-09T14:36:18.162000000</dc:date>
          </office:change-info>
          <table:previous>
            <table:change-track-table-cell office:value-type="string">
              <text:p>10.100.1.3</text:p>
            </table:change-track-table-cell>
          </table:previous>
        </table:cell-content-change>
        <table:cell-content-change table:id="ct6">
          <table:cell-address table:column="2" table:row="7" table:table="0"/>
          <office:change-info>
            <dc:creator>未知作者</dc:creator>
            <dc:date>2024-07-09T14:36:20.696000000</dc:date>
          </office:change-info>
          <table:previous>
            <table:change-track-table-cell office:value-type="string">
              <text:p>10.100.1.4</text:p>
            </table:change-track-table-cell>
          </table:previous>
        </table:cell-content-change>
        <table:cell-content-change table:id="ct7">
          <table:cell-address table:column="2" table:row="8" table:table="0"/>
          <office:change-info>
            <dc:creator>未知作者</dc:creator>
            <dc:date>2024-07-09T14:36:23.078000000</dc:date>
          </office:change-info>
          <table:previous>
            <table:change-track-table-cell office:value-type="string">
              <text:p>10.100.1.5</text:p>
            </table:change-track-table-cell>
          </table:previous>
        </table:cell-content-change>
        <table:cell-content-change table:id="ct8">
          <table:cell-address table:column="2" table:row="9" table:table="0"/>
          <office:change-info>
            <dc:creator>未知作者</dc:creator>
            <dc:date>2024-07-09T14:36:25.535000000</dc:date>
          </office:change-info>
          <table:previous>
            <table:change-track-table-cell office:value-type="string">
              <text:p>10.100.1.6</text:p>
            </table:change-track-table-cell>
          </table:previous>
        </table:cell-content-change>
        <table:cell-content-change table:id="ct9">
          <table:cell-address table:column="2" table:row="10" table:table="0"/>
          <office:change-info>
            <dc:creator>未知作者</dc:creator>
            <dc:date>2024-07-09T14:36:27.868000000</dc:date>
          </office:change-info>
          <table:previous>
            <table:change-track-table-cell office:value-type="string">
              <text:p>10.100.1.7</text:p>
            </table:change-track-table-cell>
          </table:previous>
        </table:cell-content-change>
        <table:cell-content-change table:id="ct10">
          <table:cell-address table:column="2" table:row="11" table:table="0"/>
          <office:change-info>
            <dc:creator>未知作者</dc:creator>
            <dc:date>2024-07-09T14:36:30.053000000</dc:date>
          </office:change-info>
          <table:previous>
            <table:change-track-table-cell office:value-type="string">
              <text:p>10.100.1.8</text:p>
            </table:change-track-table-cell>
          </table:previous>
        </table:cell-content-change>
        <table:cell-content-change table:id="ct11">
          <table:cell-address table:column="4" table:row="4" table:table="0"/>
          <office:change-info>
            <dc:creator>未知作者</dc:creator>
            <dc:date>2024-07-09T14:36:36.797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2">
          <table:cell-address table:column="4" table:row="5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3">
          <table:cell-address table:column="4" table:row="6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4">
          <table:cell-address table:column="4" table:row="7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5">
          <table:cell-address table:column="4" table:row="8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6">
          <table:cell-address table:column="4" table:row="9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7">
          <table:cell-address table:column="4" table:row="10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8">
          <table:cell-address table:column="4" table:row="11" table:table="0"/>
          <office:change-info>
            <dc:creator>未知作者</dc:creator>
            <dc:date>2024-07-09T14:36:39.204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19">
          <table:cell-address table:column="5" table:row="4" table:table="0"/>
          <office:change-info>
            <dc:creator>未知作者</dc:creator>
            <dc:date>2024-07-09T14:36:46.03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0">
          <table:cell-address table:column="5" table:row="5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1">
          <table:cell-address table:column="5" table:row="6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2">
          <table:cell-address table:column="5" table:row="7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3">
          <table:cell-address table:column="5" table:row="8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4">
          <table:cell-address table:column="5" table:row="9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5">
          <table:cell-address table:column="5" table:row="10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6">
          <table:cell-address table:column="5" table:row="11" table:table="0"/>
          <office:change-info>
            <dc:creator>未知作者</dc:creator>
            <dc:date>2024-07-09T14:36:53.275000000</dc:date>
          </office:change-info>
          <table:previous>
            <table:change-track-table-cell office:value-type="string">
              <text:p>10.100.0.254</text:p>
            </table:change-track-table-cell>
          </table:previous>
        </table:cell-content-change>
        <table:cell-content-change table:id="ct27">
          <table:cell-address table:column="2" table:row="24" table:table="0"/>
          <office:change-info>
            <dc:creator>未知作者</dc:creator>
            <dc:date>2024-07-09T14:37:06.862000000</dc:date>
          </office:change-info>
          <table:previous>
            <table:change-track-table-cell office:value-type="string">
              <text:p>10.101.1.1</text:p>
            </table:change-track-table-cell>
          </table:previous>
        </table:cell-content-change>
        <table:cell-content-change table:id="ct28">
          <table:cell-address table:column="2" table:row="25" table:table="0"/>
          <office:change-info>
            <dc:creator>未知作者</dc:creator>
            <dc:date>2024-07-09T14:37:11.678000000</dc:date>
          </office:change-info>
          <table:previous>
            <table:change-track-table-cell office:value-type="string">
              <text:p>10.101.1.2</text:p>
            </table:change-track-table-cell>
          </table:previous>
        </table:cell-content-change>
        <table:cell-content-change table:id="ct29">
          <table:cell-address table:column="2" table:row="26" table:table="0"/>
          <office:change-info>
            <dc:creator>未知作者</dc:creator>
            <dc:date>2024-07-09T14:37:14.041000000</dc:date>
          </office:change-info>
          <table:previous>
            <table:change-track-table-cell office:value-type="string">
              <text:p>10.101.1.3</text:p>
            </table:change-track-table-cell>
          </table:previous>
        </table:cell-content-change>
        <table:cell-content-change table:id="ct30">
          <table:cell-address table:column="2" table:row="27" table:table="0"/>
          <office:change-info>
            <dc:creator>未知作者</dc:creator>
            <dc:date>2024-07-09T14:37:16.277000000</dc:date>
          </office:change-info>
          <table:previous>
            <table:change-track-table-cell office:value-type="string">
              <text:p>10.101.1.4</text:p>
            </table:change-track-table-cell>
          </table:previous>
        </table:cell-content-change>
        <table:cell-content-change table:id="ct31">
          <table:cell-address table:column="2" table:row="28" table:table="0"/>
          <office:change-info>
            <dc:creator>未知作者</dc:creator>
            <dc:date>2024-07-09T14:37:19.526000000</dc:date>
          </office:change-info>
          <table:previous>
            <table:change-track-table-cell office:value-type="string">
              <text:p>10.101.1.5</text:p>
            </table:change-track-table-cell>
          </table:previous>
        </table:cell-content-change>
        <table:cell-content-change table:id="ct32">
          <table:cell-address table:column="2" table:row="29" table:table="0"/>
          <office:change-info>
            <dc:creator>未知作者</dc:creator>
            <dc:date>2024-07-09T14:37:26.924000000</dc:date>
          </office:change-info>
          <table:previous>
            <table:change-track-table-cell office:value-type="string">
              <text:p>10.101.1.6</text:p>
            </table:change-track-table-cell>
          </table:previous>
        </table:cell-content-change>
        <table:cell-content-change table:id="ct33">
          <table:cell-address table:column="4" table:row="24" table:table="0"/>
          <office:change-info>
            <dc:creator>未知作者</dc:creator>
            <dc:date>2024-07-09T14:37:34.73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4">
          <table:cell-address table:column="5" table:row="24" table:table="0"/>
          <office:change-info>
            <dc:creator>未知作者</dc:creator>
            <dc:date>2024-07-09T14:37:37.646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5">
          <table:cell-address table:column="4" table:row="25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6">
          <table:cell-address table:column="4" table:row="26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7">
          <table:cell-address table:column="4" table:row="27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8">
          <table:cell-address table:column="4" table:row="28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39">
          <table:cell-address table:column="4" table:row="29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0">
          <table:cell-address table:column="5" table:row="25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1">
          <table:cell-address table:column="5" table:row="26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2">
          <table:cell-address table:column="5" table:row="27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3">
          <table:cell-address table:column="5" table:row="28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4">
          <table:cell-address table:column="5" table:row="29" table:table="0"/>
          <office:change-info>
            <dc:creator>未知作者</dc:creator>
            <dc:date>2024-07-09T14:37:41.574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45">
          <table:cell-address table:column="2" table:row="32" table:table="0"/>
          <office:change-info>
            <dc:creator>未知作者</dc:creator>
            <dc:date>2024-07-09T14:37:51.444000000</dc:date>
          </office:change-info>
          <table:previous>
            <table:change-track-table-cell office:value-type="string">
              <text:p>10.101.2.1</text:p>
            </table:change-track-table-cell>
          </table:previous>
        </table:cell-content-change>
        <table:cell-content-change table:id="ct46">
          <table:cell-address table:column="2" table:row="33" table:table="0"/>
          <office:change-info>
            <dc:creator>未知作者</dc:creator>
            <dc:date>2024-07-09T14:37:53.070000000</dc:date>
          </office:change-info>
          <table:previous>
            <table:change-track-table-cell office:value-type="string">
              <text:p>10.101.2.2</text:p>
            </table:change-track-table-cell>
          </table:previous>
        </table:cell-content-change>
        <table:cell-content-change table:id="ct47">
          <table:cell-address table:column="2" table:row="34" table:table="0"/>
          <office:change-info>
            <dc:creator>未知作者</dc:creator>
            <dc:date>2024-07-09T14:37:55.162000000</dc:date>
          </office:change-info>
          <table:previous>
            <table:change-track-table-cell office:value-type="string">
              <text:p>10.101.2.3</text:p>
            </table:change-track-table-cell>
          </table:previous>
        </table:cell-content-change>
        <table:cell-content-change table:id="ct48">
          <table:cell-address table:column="2" table:row="35" table:table="0"/>
          <office:change-info>
            <dc:creator>未知作者</dc:creator>
            <dc:date>2024-07-09T14:37:57.476000000</dc:date>
          </office:change-info>
          <table:previous>
            <table:change-track-table-cell office:value-type="string">
              <text:p>10.101.2.4</text:p>
            </table:change-track-table-cell>
          </table:previous>
        </table:cell-content-change>
        <table:cell-content-change table:id="ct49">
          <table:cell-address table:column="2" table:row="36" table:table="0"/>
          <office:change-info>
            <dc:creator>未知作者</dc:creator>
            <dc:date>2024-07-09T14:37:59.667000000</dc:date>
          </office:change-info>
          <table:previous>
            <table:change-track-table-cell office:value-type="string">
              <text:p>10.101.2.5</text:p>
            </table:change-track-table-cell>
          </table:previous>
        </table:cell-content-change>
        <table:cell-content-change table:id="ct50">
          <table:cell-address table:column="2" table:row="37" table:table="0"/>
          <office:change-info>
            <dc:creator>未知作者</dc:creator>
            <dc:date>2024-07-09T14:38:01.645000000</dc:date>
          </office:change-info>
          <table:previous>
            <table:change-track-table-cell office:value-type="string">
              <text:p>10.101.2.6</text:p>
            </table:change-track-table-cell>
          </table:previous>
        </table:cell-content-change>
        <table:cell-content-change table:id="ct51">
          <table:cell-address table:column="2" table:row="38" table:table="0"/>
          <office:change-info>
            <dc:creator>未知作者</dc:creator>
            <dc:date>2024-07-09T14:38:03.839000000</dc:date>
          </office:change-info>
          <table:previous>
            <table:change-track-table-cell office:value-type="string">
              <text:p>10.101.2.7</text:p>
            </table:change-track-table-cell>
          </table:previous>
        </table:cell-content-change>
        <table:cell-content-change table:id="ct52">
          <table:cell-address table:column="2" table:row="39" table:table="0"/>
          <office:change-info>
            <dc:creator>未知作者</dc:creator>
            <dc:date>2024-07-09T14:38:07.126000000</dc:date>
          </office:change-info>
          <table:previous>
            <table:change-track-table-cell office:value-type="string">
              <text:p>10.101.2.8</text:p>
            </table:change-track-table-cell>
          </table:previous>
        </table:cell-content-change>
        <table:cell-content-change table:id="ct53">
          <table:cell-address table:column="4" table:row="32" table:table="0"/>
          <office:change-info>
            <dc:creator>未知作者</dc:creator>
            <dc:date>2024-07-09T14:38:12.276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4">
          <table:cell-address table:column="5" table:row="32" table:table="0"/>
          <office:change-info>
            <dc:creator>未知作者</dc:creator>
            <dc:date>2024-07-09T14:38:14.988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5">
          <table:cell-address table:column="4" table:row="33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6">
          <table:cell-address table:column="4" table:row="34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7">
          <table:cell-address table:column="4" table:row="35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8">
          <table:cell-address table:column="4" table:row="36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59">
          <table:cell-address table:column="4" table:row="37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0">
          <table:cell-address table:column="4" table:row="38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1">
          <table:cell-address table:column="4" table:row="39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2">
          <table:cell-address table:column="5" table:row="33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3">
          <table:cell-address table:column="5" table:row="34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4">
          <table:cell-address table:column="5" table:row="35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5">
          <table:cell-address table:column="5" table:row="36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6">
          <table:cell-address table:column="5" table:row="37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7">
          <table:cell-address table:column="5" table:row="38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8">
          <table:cell-address table:column="5" table:row="39" table:table="0"/>
          <office:change-info>
            <dc:creator>未知作者</dc:creator>
            <dc:date>2024-07-09T14:38:19.015000000</dc:date>
          </office:change-info>
          <table:previous>
            <table:change-track-table-cell office:value-type="string">
              <text:p>10.101.0.254</text:p>
            </table:change-track-table-cell>
          </table:previous>
        </table:cell-content-change>
        <table:cell-content-change table:id="ct69">
          <table:cell-address table:column="4" table:row="46" table:table="0"/>
          <office:change-info>
            <dc:creator>未知作者</dc:creator>
            <dc:date>2024-07-09T14:38:31.419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0">
          <table:cell-address table:column="5" table:row="46" table:table="0"/>
          <office:change-info>
            <dc:creator>未知作者</dc:creator>
            <dc:date>2024-07-09T14:38:34.836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1">
          <table:cell-address table:column="4" table:row="47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2">
          <table:cell-address table:column="4" table:row="48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3">
          <table:cell-address table:column="4" table:row="49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4">
          <table:cell-address table:column="4" table:row="50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5">
          <table:cell-address table:column="4" table:row="51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6">
          <table:cell-address table:column="5" table:row="47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7">
          <table:cell-address table:column="5" table:row="48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8">
          <table:cell-address table:column="5" table:row="49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79">
          <table:cell-address table:column="5" table:row="50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0">
          <table:cell-address table:column="5" table:row="51" table:table="0"/>
          <office:change-info>
            <dc:creator>未知作者</dc:creator>
            <dc:date>2024-07-09T14:38:38.924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1">
          <table:cell-address table:column="4" table:row="53" table:table="0"/>
          <office:change-info>
            <dc:creator>未知作者</dc:creator>
            <dc:date>2024-07-09T14:38:45.4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2">
          <table:cell-address table:column="5" table:row="53" table:table="0"/>
          <office:change-info>
            <dc:creator>未知作者</dc:creator>
            <dc:date>2024-07-09T14:38:51.72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3">
          <table:cell-address table:column="4" table:row="54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4">
          <table:cell-address table:column="4" table:row="55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5">
          <table:cell-address table:column="4" table:row="56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6">
          <table:cell-address table:column="4" table:row="57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7">
          <table:cell-address table:column="4" table:row="58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8">
          <table:cell-address table:column="4" table:row="59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89">
          <table:cell-address table:column="4" table:row="60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0">
          <table:cell-address table:column="5" table:row="54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1">
          <table:cell-address table:column="5" table:row="55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2">
          <table:cell-address table:column="5" table:row="56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3">
          <table:cell-address table:column="5" table:row="57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4">
          <table:cell-address table:column="5" table:row="58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5">
          <table:cell-address table:column="5" table:row="59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  <table:cell-content-change table:id="ct96">
          <table:cell-address table:column="5" table:row="60" table:table="0"/>
          <office:change-info>
            <dc:creator>未知作者</dc:creator>
            <dc:date>2024-07-09T14:38:55.108000000</dc:date>
          </office:change-info>
          <table:previous>
            <table:change-track-table-cell office:value-type="string">
              <text:p>10.102.0.254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VM主机地址规划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6" table:default-cell-style-name="ce32"/>
        <table:table-column table:style-name="co1" table:number-columns-repeated="16377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DevOps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10.100.0.0/16</text:p>
          </table:table-cell>
          <table:covered-table-cell table:number-columns-repeated="4" table:style-name="ce42"/>
          <table:covered-table-cell table:style-name="ce4"/>
          <table:table-cell table:number-columns-repeated="16377"/>
        </table:table-row>
        <table:table-row table:style-name="ro1">
          <table:table-cell/>
          <table:table-cell table:style-name="ce34" office:value-type="string" calcext:value-type="string">
            <text:p>主机名</text:p>
          </table:table-cell>
          <table:table-cell table:style-name="ce34" office:value-type="string" calcext:value-type="string">
            <text:p>IPv4</text:p>
          </table:table-cell>
          <table:table-cell table:style-name="ce34" office:value-type="string" calcext:value-type="string">
            <text:p>Mask</text:p>
          </table:table-cell>
          <table:table-cell table:style-name="ce34" office:value-type="string" calcext:value-type="string">
            <text:p>Gateway</text:p>
          </table:table-cell>
          <table:table-cell table:style-name="ce34" office:value-type="string" calcext:value-type="string">
            <text:p>DNS</text:p>
          </table:table-cell>
          <table:table-cell table:style-name="ce34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ops.vm.mimiknight.cn</text:span></text:p>
          </table:table-cell>
          <table:table-cell table:style-name="ce4" office:value-type="string" calcext:value-type="string">
            <text:p>10.101.1.1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jenkins.devops.vm.mimiknight.cn</text:span></text:p>
          </table:table-cell>
          <table:table-cell table:style-name="ce4" office:value-type="string" calcext:value-type="string">
            <text:p>10.101.1.2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harbor.devops.vm.mimiknight.cn</text:span></text:p>
          </table:table-cell>
          <table:table-cell table:style-name="ce4" office:value-type="string" calcext:value-type="string">
            <text:p>10.101.1.3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 office:value-type="string" calcext:value-type="string">
            <text:p>admin/Harbor12345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kuboard.devops.vm.mimiknight.cn</text:span></text:p>
          </table:table-cell>
          <table:table-cell table:style-name="ce4" office:value-type="string" calcext:value-type="string">
            <text:p>10.101.1.4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 office:value-type="string" calcext:value-type="string">
            <text:p>admin/123456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0.101.1.5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0.101.1.6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0.101.1.7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0.101.1.8</text:p>
          </table:table-cell>
          <table:table-cell table:style-name="ce45" office:value-type="string" calcext:value-type="string">
            <text:p>255.255.0.0</text:p>
          </table:table-cell>
          <table:table-cell table:style-name="ce4" office:value-type="string" calcext:value-type="string">
            <text:p><text:span text:style-name="T1">10.101</text:span>.0.254</text:p>
          </table:table-cell>
          <table:table-cell table:style-name="ce4" office:value-type="string" calcext:value-type="string">
            <text:p>10.101.0.254</text:p>
          </table:table-cell>
          <table:table-cell table:style-name="ce4"/>
          <table:table-cell table:number-columns-repeated="16377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Dev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6" office:value-type="string" calcext:value-type="string" table:number-columns-spanned="6" table:number-rows-spanned="1">
            <text:p>10.101.0.0/16</text:p>
          </table:table-cell>
          <table:covered-table-cell table:number-columns-repeated="4" table:style-name="ce43"/>
          <table:covered-table-cell table:style-name="ce46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主机名</text:p>
          </table:table-cell>
          <table:table-cell table:style-name="ce37" office:value-type="string" calcext:value-type="string">
            <text:p>IPv4</text:p>
          </table:table-cell>
          <table:table-cell table:style-name="ce37" office:value-type="string" calcext:value-type="string">
            <text:p>Mask</text:p>
          </table:table-cell>
          <table:table-cell table:style-name="ce37" office:value-type="string" calcext:value-type="string">
            <text:p>Gateway</text:p>
          </table:table-cell>
          <table:table-cell table:style-name="ce37" office:value-type="string" calcext:value-type="string">
            <text:p>DNS</text:p>
          </table:table-cell>
          <table:table-cell table:style-name="ce37" office:value-type="string" calcext:value-type="string">
            <text:p>备注</text:p>
          </table:table-cell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ysql.dev.vm.mimiknight.cn</text:span></text:p>
          </table:table-cell>
          <table:table-cell table:style-name="ce4" office:value-type="string" calcext:value-type="string">
            <text:p>10.102.1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mariadb.dev.vm.mimiknight.cn</text:span></text:p>
          </table:table-cell>
          <table:table-cell table:style-name="ce4" office:value-type="string" calcext:value-type="string">
            <text:p>10.102.1.2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redis.dev.vm.mimiknight.cn</text:span></text:p>
          </table:table-cell>
          <table:table-cell table:style-name="ce4" office:value-type="string" calcext:value-type="string">
            <text:p>10.102.1.3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nacos.dev.vm.mimiknight.cn</text:p>
          </table:table-cell>
          <table:table-cell table:style-name="ce4" office:value-type="string" calcext:value-type="string">
            <text:p>10.102.1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2.1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10.102.1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38" office:value-type="string" calcext:value-type="string" table:number-columns-spanned="6" table:number-rows-spanned="1">
            <text:p>DevK8S Group-01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master01.k8s.dev.vm.mimiknight.cn</text:p>
          </table:table-cell>
          <table:table-cell table:style-name="ce4" office:value-type="string" calcext:value-type="string">
            <text:p>10.102.2.1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2.k8s.dev.vm.mimiknight.cn</text:p>
          </table:table-cell>
          <table:table-cell table:style-name="ce39" office:value-type="string" calcext:value-type="string">
            <text:p>10.102.2.2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master03.k8s.dev.vm.mimiknight.cn</text:p>
          </table:table-cell>
          <table:table-cell table:style-name="ce39" office:value-type="string" calcext:value-type="string">
            <text:p>10.102.2.3</text:p>
          </table:table-cell>
          <table:table-cell table:style-name="ce39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1.k8s.dev.vm.mimiknight.cn</text:p>
          </table:table-cell>
          <table:table-cell table:style-name="ce4" office:value-type="string" calcext:value-type="string">
            <text:p>10.102.2.4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2.k8s.dev.vm.mimiknight.cn</text:p>
          </table:table-cell>
          <table:table-cell table:style-name="ce4" office:value-type="string" calcext:value-type="string">
            <text:p>10.102.2.5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worker03.k8s.dev.vm.mimiknight.cn</text:p>
          </table:table-cell>
          <table:table-cell table:style-name="ce4" office:value-type="string" calcext:value-type="string">
            <text:p>10.102.2.6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4.k8s.dev.vm.mimiknight.cn</text:p>
          </table:table-cell>
          <table:table-cell table:style-name="ce4" office:value-type="string" calcext:value-type="string">
            <text:p>10.102.2.7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worker05.k8s.dev.vm.mimiknight.cn</text:p>
          </table:table-cell>
          <table:table-cell table:style-name="ce4" office:value-type="string" calcext:value-type="string">
            <text:p>10.102.2.8</text:p>
          </table:table-cell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2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xplore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10.102.0.0/16</text:p>
          </table:table-cell>
          <table:covered-table-cell table:number-columns-repeated="4" table:style-name="ce44"/>
          <table:covered-table-cell table:style-name="ce47"/>
          <table:table-cell table:number-columns-repeated="16377"/>
        </table:table-row>
        <table:table-row table:style-name="ro1">
          <table:table-cell/>
          <table:table-cell table:style-name="ce41" office:value-type="string" calcext:value-type="string">
            <text:p>主机名</text:p>
          </table:table-cell>
          <table:table-cell table:style-name="ce41" office:value-type="string" calcext:value-type="string">
            <text:p>IPv4</text:p>
          </table:table-cell>
          <table:table-cell table:style-name="ce41" office:value-type="string" calcext:value-type="string">
            <text:p>Mask</text:p>
          </table:table-cell>
          <table:table-cell table:style-name="ce41" office:value-type="string" calcext:value-type="string">
            <text:p>Gateway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备注</text:p>
          </table:table-cell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6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255.255.0.0</text:p>
          </table:table-cell>
          <table:table-cell table:number-columns-repeated="2" table:style-name="ce4" office:value-type="string" calcext:value-type="string">
            <text:p>10.103.0.254</text:p>
          </table:table-cell>
          <table:table-cell table:style-name="ce4"/>
          <table:table-cell table:number-columns-repeated="16377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8S地址规划" table:style-name="ta1">
        <table:table-column table:style-name="co1" table:default-cell-style-name="Default"/>
        <table:table-row table:style-name="ro3">
          <table:table-cell/>
        </table:table-row>
      </table:table>
      <table:table table:name="服务列表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1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00/00/00</text:date>, <text:time style:data-style-name="N2" text:time-value="22:36:04.025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10:40.609000000</meta:creation-date>
    <dc:date>2024-07-09T22:38:55.616000000</dc:date>
    <meta:editing-duration>PT9H43M29S</meta:editing-duration>
    <meta:editing-cycles>80</meta:editing-cycles>
    <meta:generator>LibreOffice/24.2.4.2$Windows_X86_64 LibreOffice_project/51a6219feb6075d9a4c46691dcfe0cd9c4fff3c2</meta:generator>
    <meta:document-statistic meta:table-count="3" meta:cell-count="173" meta:object-count="0"/>
  </office:meta>
</office:document-meta>
</file>